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eeeee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eeeee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eeeeee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stroke-dash="Fine_20_Dashed" svg:stroke-color="#ffffff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eeeeee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eeeee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eeeeee" draw:gradient-step-count="128" draw:textarea-horizontal-align="justify" draw:textarea-vertical-align="middle" draw:auto-grow-height="false" draw:shadow="visible" draw:shadow-offset-x="0cm" draw:shadow-offset-y="0.025cm" draw:shadow-color="#000000" draw:shadow-opacity="30%"/>
    </style:style>
    <style:style style:name="gr9" style:family="graphic" style:parent-style-name="standard">
      <style:graphic-properties draw:stroke="none" svg:stroke-width="0.025cm" svg:stroke-color="#000000" draw:marker-start-width="0.266cm" draw:marker-end-width="0.266cm" svg:stroke-opacity="20%" draw:fill="solid" draw:fill-color="#336633" draw:opacity-name="" draw:textarea-horizontal-align="justify" draw:textarea-vertical-align="middle" draw:auto-grow-height="false" fo:padding-top="0.137cm" fo:padding-bottom="0.137cm" fo:padding-left="0.262cm" fo:padding-right="0.262cm" draw:shadow="hidden" draw:shadow-color="#000000"/>
    </style:style>
    <style:style style:name="gr10" style:family="graphic" style:parent-style-name="standard">
      <style:graphic-properties draw:stroke="solid" svg:stroke-width="0.051cm" svg:stroke-color="#eeeeee" draw:marker-start-width="0.355cm" draw:marker-end-width="0.355cm" draw:fill="solid" draw:fill-color="#666666" draw:opacity-name="" draw:textarea-horizontal-align="justify" draw:textarea-vertical-align="middle" draw:auto-grow-height="false" fo:padding-top="0.15cm" fo:padding-bottom="0.15cm" fo:padding-left="0.275cm" fo:padding-right="0.275cm" draw:shadow="hidden" draw:shadow-offset-x="0cm" draw:shadow-offset-y="0.025cm" draw:shadow-color="#000000" draw:shadow-opacity="25%"/>
    </style:style>
    <style:style style:name="gr11" style:family="graphic" style:parent-style-name="standard">
      <style:graphic-properties draw:stroke="solid" svg:stroke-width="0.051cm" svg:stroke-color="#eeeeee" draw:marker-start-width="0.355cm" draw:marker-end-width="0.355cm" draw:fill-color="#dddddd" draw:textarea-horizontal-align="justify" draw:textarea-vertical-align="middle" draw:auto-grow-height="false" fo:padding-top="0.15cm" fo:padding-bottom="0.15cm" fo:padding-left="0.275cm" fo:padding-right="0.275cm" draw:shadow="visible" draw:shadow-offset-x="0cm" draw:shadow-offset-y="0.025cm" draw:shadow-color="#000000" draw:shadow-opacity="25%"/>
    </style:style>
    <style:style style:name="gr12" style:family="graphic" style:parent-style-name="standard">
      <style:graphic-properties draw:stroke="none" svg:stroke-width="0.025cm" svg:stroke-color="#009900" draw:marker-start-width="0.266cm" draw:marker-end-width="0.266cm" draw:fill="solid" draw:fill-color="#006699" draw:opacity-name="" draw:textarea-vertical-align="middle" fo:padding-top="0.137cm" fo:padding-bottom="0.137cm" fo:padding-left="0.262cm" fo:padding-right="0.262cm" draw:shadow="hidden" draw:shadow-color="#000000"/>
    </style:style>
    <style:style style:name="gr13" style:family="graphic" style:parent-style-name="standard">
      <style:graphic-properties draw:stroke="solid" svg:stroke-width="0.025cm" svg:stroke-color="#006699" draw:marker-start-width="0.266cm" draw:marker-end-width="0.266cm" svg:stroke-opacity="100%" draw:fill="solid" draw:fill-color="#006699" draw:opacity-name="" draw:textarea-horizontal-align="justify" draw:textarea-vertical-align="middle" draw:auto-grow-height="false" fo:padding-top="0.137cm" fo:padding-bottom="0.137cm" fo:padding-left="0.262cm" fo:padding-right="0.262cm" draw:shadow="hidden" draw:shadow-color="#000000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b2b2b2" svg:stroke-opacity="100%" draw:fill="solid" draw:fill-color="#00ccff" draw:opacity="50%" draw:textarea-horizontal-align="justify" draw:textarea-vertical-align="middle" draw:auto-grow-height="false" draw:shadow-opacity="50%"/>
    </style:style>
    <style:style style:name="gr18" style:family="graphic" style:parent-style-name="objectwithoutfill">
      <style:graphic-properties svg:stroke-width="0.051cm" svg:stroke-color="#0066ff" draw:marker-start-width="0.355cm" draw:marker-end-width="0.355cm" svg:stroke-opacity="20%" draw:fill="solid" draw:fill-color="#b2b2b2" draw:opacity="100%" draw:textarea-vertical-align="middle" fo:padding-top="0.15cm" fo:padding-bottom="0.15cm" fo:padding-left="0.275cm" fo:padding-right="0.275cm" draw:shadow-opacity="100%"/>
    </style:style>
    <style:style style:name="gr19" style:family="graphic" style:parent-style-name="standard">
      <style:graphic-properties svg:stroke-width="0.025cm" svg:stroke-color="#000000" draw:marker-start-width="0.279cm" draw:marker-end-width="0.279cm" svg:stroke-opacity="20%" draw:fill="solid" draw:fill-color="#ffff66" draw:textarea-horizontal-align="justify" draw:textarea-vertical-align="middle" draw:auto-grow-height="false" fo:padding-top="0.138cm" fo:padding-bottom="0.138cm" fo:padding-left="0.263cm" fo:padding-right="0.263cm"/>
    </style:style>
    <style:style style:name="gr20" style:family="graphic" style:parent-style-name="standard">
      <style:graphic-properties svg:stroke-width="0.025cm" svg:stroke-color="#000000" draw:marker-start-width="0.266cm" draw:marker-end-width="0.266cm" svg:stroke-opacity="20%" draw:fill-color="#dddddd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>
      <style:graphic-properties draw:stroke="none" draw:fill="solid" draw:fill-color="#dddddd" draw:textarea-vertical-align="middle"/>
    </style:style>
    <style:style style:name="gr22" style:family="graphic" style:parent-style-name="standard">
      <style:graphic-properties draw:stroke="solid" svg:stroke-width="0.025cm" svg:stroke-color="#000000" draw:marker-start-width="0.266cm" draw:marker-end-width="0.266cm" svg:stroke-opacity="20%" draw:fill-color="#ffff66" draw:textarea-horizontal-align="justify" draw:textarea-vertical-align="middle" draw:auto-grow-height="false" fo:padding-top="0.137cm" fo:padding-bottom="0.137cm" fo:padding-left="0.262cm" fo:padding-right="0.262cm"/>
    </style:style>
    <style:style style:name="gr23" style:family="graphic" style:parent-style-name="standard">
      <style:graphic-properties draw:stroke="none" draw:fill-color="#ffff66" draw:textarea-horizontal-align="justify" draw:textarea-vertical-align="middle" draw:auto-grow-height="false"/>
    </style:style>
    <style:style style:name="gr24" style:family="graphic" style:parent-style-name="standard">
      <style:graphic-properties draw:fill-color="#000000" draw:textarea-horizontal-align="left" draw:textarea-vertical-align="top" draw:auto-grow-height="false" draw:shadow="visible" draw:shadow-offset-x="0.025cm" draw:shadow-offset-y="0cm" draw:shadow-color="#000000" draw:shadow-opacity="30%"/>
    </style:style>
    <style:style style:name="gr25" style:family="graphic" style:parent-style-name="standard">
      <style:graphic-properties draw:stroke="solid" svg:stroke-width="0.051cm" svg:stroke-color="#eeeeee" draw:marker-start-width="0.355cm" draw:marker-end-width="0.355cm" draw:fill-color="#666666" draw:textarea-horizontal-align="justify" draw:textarea-vertical-align="middle" draw:auto-grow-height="false" fo:padding-top="0.15cm" fo:padding-bottom="0.15cm" fo:padding-left="0.275cm" fo:padding-right="0.275cm" draw:shadow="hidden" draw:shadow-offset-x="0cm" draw:shadow-offset-y="0.025cm" draw:shadow-color="#000000" draw:shadow-opacity="25%"/>
    </style:style>
    <style:style style:name="gr26" style:family="graphic" style:parent-style-name="standard">
      <style:graphic-properties draw:stroke="solid" svg:stroke-width="0.051cm" svg:stroke-color="#eeeeee" draw:marker-start-width="0.355cm" draw:marker-end-width="0.355cm" draw:fill="solid" draw:fill-color="#666666" draw:textarea-horizontal-align="justify" draw:textarea-vertical-align="middle" draw:auto-grow-height="false" fo:padding-top="0.15cm" fo:padding-bottom="0.15cm" fo:padding-left="0.275cm" fo:padding-right="0.275cm" draw:shadow="hidden" draw:shadow-offset-x="0cm" draw:shadow-offset-y="0.025cm" draw:shadow-color="#000000" draw:shadow-opacity="25%"/>
    </style:style>
    <style:style style:name="gr27" style:family="graphic" style:parent-style-name="standard">
      <style:graphic-properties draw:stroke="none" draw:fill="solid" draw:fill-color="#990000" draw:opacity="100%" draw:opacity-name="" draw:textarea-horizontal-align="justify" draw:textarea-vertical-align="middle" draw:auto-grow-height="false" draw:shadow-opacity="100%"/>
    </style:style>
    <style:style style:name="gr28" style:family="graphic" style:parent-style-name="standard">
      <style:graphic-properties draw:stroke="none" draw:fill-color="#ffffff" draw:opacity="100%" draw:opacity-name="Transparency_20_7" draw:textarea-horizontal-align="justify" draw:textarea-vertical-align="middle" draw:auto-grow-height="false" draw:shadow-offset-x="0.203cm" draw:shadow-offset-y="0.203cm" draw:shadow-opacity="100%"/>
    </style:style>
    <style:style style:name="gr29" style:family="graphic" style:parent-style-name="standard">
      <style:graphic-properties draw:stroke="none" draw:fill-color="#ffffff" draw:opacity="100%" draw:opacity-name="Transparency_20_9" draw:textarea-horizontal-align="justify" draw:textarea-vertical-align="middle" draw:auto-grow-height="false" draw:shadow-offset-x="0.203cm" draw:shadow-offset-y="0.203cm" draw:shadow-opacity="100%"/>
    </style:style>
    <style:style style:name="gr30" style:family="graphic" style:parent-style-name="standard">
      <style:graphic-properties draw:stroke="none" svg:stroke-width="0.025cm" svg:stroke-color="#000000" draw:marker-start-width="0.266cm" draw:marker-end-width="0.266cm" svg:stroke-opacity="20%" draw:fill="solid" draw:fill-color="#336633" draw:opacity-name="" draw:textarea-horizontal-align="justify" draw:textarea-vertical-align="middle" draw:auto-grow-height="false" fo:padding-top="0.137cm" fo:padding-bottom="0.137cm" fo:padding-left="0.262cm" fo:padding-right="0.262cm"/>
    </style:style>
    <style:style style:name="gr31" style:family="graphic" style:parent-style-name="standard">
      <style:graphic-properties draw:stroke="none" svg:stroke-width="0.025cm" svg:stroke-color="#009900" draw:marker-start-width="0.266cm" draw:marker-end-width="0.266cm" draw:fill="solid" draw:fill-color="#006699" draw:opacity-name="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solid" svg:stroke-width="0.025cm" svg:stroke-color="#006699" draw:marker-start-width="0.266cm" draw:marker-end-width="0.266cm" svg:stroke-opacity="100%" draw:fill="solid" draw:fill-color="#006699" draw:opacity-name="" draw:textarea-horizontal-align="justify" draw:textarea-vertical-align="middle" draw:auto-grow-height="false" fo:padding-top="0.137cm" fo:padding-bottom="0.137cm" fo:padding-left="0.262cm" fo:padding-right="0.262cm"/>
    </style:style>
    <style:style style:name="gr33" style:family="graphic" style:parent-style-name="standard">
      <style:graphic-properties draw:fill-color="#ffffff" draw:opacity-name="" draw:textarea-horizontal-align="justify" draw:textarea-vertical-align="middle" draw:auto-grow-height="false"/>
    </style:style>
    <style:style style:name="gr34" style:family="graphic" style:parent-style-name="standard">
      <style:graphic-properties draw:stroke="solid" svg:stroke-color="#cccccc" draw:fill-color="#eeeeee" draw:textarea-horizontal-align="justify" draw:textarea-vertical-align="middle" draw:auto-grow-height="false" draw:shadow="visible" draw:shadow-offset-x="-0.051cm" draw:shadow-offset-y="0.051cm" draw:shadow-color="#000000" draw:shadow-opacity="20%"/>
    </style:style>
    <style:style style:name="gr35" style:family="graphic" style:parent-style-name="standard">
      <style:graphic-properties svg:stroke-color="#cccccc" draw:fill="solid" draw:fill-color="#eeeeee" draw:textarea-horizontal-align="justify" draw:textarea-vertical-align="middle" draw:auto-grow-height="false"/>
    </style:style>
    <style:style style:name="gr36" style:family="graphic" style:parent-style-name="standard">
      <style:graphic-properties svg:stroke-color="#cccccc" draw:fill="solid" draw:fill-color="#dddddd" draw:textarea-horizontal-align="justify" draw:textarea-vertical-align="middle" draw:auto-grow-height="false"/>
    </style:style>
    <style:style style:name="gr37" style:family="graphic" style:parent-style-name="standard">
      <style:graphic-properties svg:stroke-width="0.025cm" svg:stroke-color="#000000" draw:marker-start-width="0.266cm" draw:marker-end-width="0.266cm" svg:stroke-opacity="50%" draw:fill-color="#eeeeee" draw:textarea-horizontal-align="justify" draw:textarea-vertical-align="middle" draw:auto-grow-height="false" fo:padding-top="0.137cm" fo:padding-bottom="0.137cm" fo:padding-left="0.262cm" fo:padding-right="0.262cm"/>
    </style:style>
    <style:style style:name="gr38" style:family="graphic" style:parent-style-name="standard">
      <style:graphic-properties svg:stroke-width="0.025cm" svg:stroke-color="#000000" draw:marker-start-width="0.266cm" draw:marker-end-width="0.266cm" svg:stroke-opacity="100%" draw:fill-color="#dddddd" draw:textarea-horizontal-align="justify" draw:textarea-vertical-align="middle" draw:auto-grow-height="false" fo:padding-top="0.137cm" fo:padding-bottom="0.137cm" fo:padding-left="0.262cm" fo:padding-right="0.262cm"/>
    </style:style>
    <style:style style:name="gr39" style:family="graphic" style:parent-style-name="standard">
      <style:graphic-properties draw:stroke="solid" svg:stroke-color="#808080" draw:fill-color="#808080" draw:textarea-vertical-align="middle"/>
    </style:style>
    <style:style style:name="gr40" style:family="graphic" style:parent-style-name="standard">
      <style:graphic-properties svg:stroke-color="#eeeeee" draw:fill-color="#ffffff" draw:textarea-horizontal-align="left" draw:textarea-vertical-align="middle" draw:auto-grow-height="false"/>
    </style:style>
    <style:style style:name="gr41" style:family="graphic" style:parent-style-name="standard">
      <style:graphic-properties svg:stroke-color="#cccccc" draw:fill="solid" draw:fill-color="#eeeeee" draw:textarea-horizontal-align="justify" draw:textarea-vertical-align="middle" draw:auto-grow-height="false"/>
    </style:style>
    <style:style style:name="gr42" style:family="graphic" style:parent-style-name="standard">
      <style:graphic-properties svg:stroke-color="#eeeeee" draw:fill="gradient" draw:fill-color="#dddddd" draw:fill-gradient-name="Gradient_20_2" draw:textarea-horizontal-align="justify" draw:textarea-vertical-align="middle" draw:auto-grow-height="false"/>
    </style:style>
    <style:style style:name="gr43" style:family="graphic" style:parent-style-name="standard">
      <style:graphic-properties svg:stroke-color="#eeeeee" draw:fill-color="#dddddd" draw:textarea-horizontal-align="justify" draw:textarea-vertical-align="middle" draw:auto-grow-height="false"/>
    </style:style>
    <style:style style:name="gr44" style:family="graphic" style:parent-style-name="standard">
      <style:graphic-properties svg:stroke-color="#eeeeee" draw:fill-color="#dddddd" draw:textarea-horizontal-align="left" draw:textarea-vertical-align="middle" draw:auto-grow-height="false"/>
    </style:style>
    <style:style style:name="gr45" style:family="graphic" style:parent-style-name="standard">
      <style:graphic-properties draw:stroke="none" draw:fill="solid" draw:fill-color="#666666" draw:opacity="100%" draw:opacity-name="" draw:textarea-horizontal-align="justify" draw:textarea-vertical-align="middle" draw:auto-grow-height="false" draw:shadow-opacity="100%"/>
    </style:style>
    <style:style style:name="gr46" style:family="graphic" style:parent-style-name="standard">
      <style:graphic-properties draw:stroke="none" svg:stroke-width="0.025cm" svg:stroke-color="#000000" draw:marker-start-width="0.266cm" draw:marker-end-width="0.266cm" svg:stroke-opacity="20%" draw:fill="solid" draw:fill-color="#990000" draw:opacity="100%" draw:opacity-name="" draw:textarea-horizontal-align="justify" draw:textarea-vertical-align="middle" draw:auto-grow-height="false" fo:padding-top="0.137cm" fo:padding-bottom="0.137cm" fo:padding-left="0.262cm" fo:padding-right="0.262cm" draw:shadow-opacity="100%"/>
    </style:style>
    <style:style style:name="gr47" style:family="graphic" style:parent-style-name="standard">
      <style:graphic-properties draw:stroke="none" svg:stroke-width="0.025cm" svg:stroke-color="#000000" draw:marker-start-width="0.279cm" draw:marker-end-width="0.279cm" svg:stroke-opacity="20%" draw:fill="solid" draw:fill-color="#006699" draw:textarea-horizontal-align="justify" draw:textarea-vertical-align="middle" draw:auto-grow-height="false" fo:padding-top="0.138cm" fo:padding-bottom="0.138cm" fo:padding-left="0.263cm" fo:padding-right="0.263cm"/>
    </style:style>
    <style:style style:name="gr48" style:family="graphic" style:parent-style-name="standard">
      <style:graphic-properties draw:stroke="none" svg:stroke-width="0.025cm" svg:stroke-color="#000000" draw:marker-start-width="0.266cm" draw:marker-end-width="0.266cm" svg:stroke-opacity="20%" draw:fill-color="#eeeeee" draw:textarea-horizontal-align="justify" draw:textarea-vertical-align="middle" draw:auto-grow-height="false" fo:padding-top="0.137cm" fo:padding-bottom="0.137cm" fo:padding-left="0.262cm" fo:padding-right="0.262cm"/>
    </style:style>
    <style:style style:name="gr49" style:family="graphic" style:parent-style-name="standard">
      <style:graphic-properties draw:stroke="none" draw:fill="solid" draw:fill-color="#eeeeee" draw:textarea-vertical-align="middle"/>
    </style:style>
    <style:style style:name="gr50" style:family="graphic" style:parent-style-name="standard">
      <style:graphic-properties draw:stroke="none" svg:stroke-width="0.025cm" svg:stroke-color="#000000" draw:marker-start-width="0.266cm" draw:marker-end-width="0.266cm" svg:stroke-opacity="20%" draw:fill-color="#006699" draw:textarea-horizontal-align="justify" draw:textarea-vertical-align="middle" draw:auto-grow-height="false" fo:padding-top="0.137cm" fo:padding-bottom="0.137cm" fo:padding-left="0.262cm" fo:padding-right="0.262cm"/>
    </style:style>
    <style:style style:name="gr51" style:family="graphic" style:parent-style-name="standard">
      <style:graphic-properties draw:stroke="none" svg:stroke-width="0.025cm" svg:stroke-color="#000000" draw:marker-start-width="0.266cm" draw:marker-end-width="0.266cm" svg:stroke-opacity="20%" draw:fill-color="#808080" draw:textarea-horizontal-align="justify" draw:textarea-vertical-align="middle" draw:auto-grow-height="false" fo:padding-top="0.137cm" fo:padding-bottom="0.137cm" fo:padding-left="0.262cm" fo:padding-right="0.262cm"/>
    </style:style>
    <style:style style:name="gr52" style:family="graphic" style:parent-style-name="objectwithoutfill">
      <style:graphic-properties draw:stroke="solid" draw:stroke-dash="Ultrafine_20_Dashed" svg:stroke-width="0.025cm" draw:marker-start-width="0.266cm" draw:marker-end-width="0.266cm" svg:stroke-opacity="10%" draw:fill="none" draw:textarea-vertical-align="middle" fo:padding-top="0.137cm" fo:padding-bottom="0.137cm" fo:padding-left="0.262cm" fo:padding-right="0.262cm"/>
    </style:style>
    <style:style style:name="gr53" style:family="graphic" style:parent-style-name="standard">
      <style:graphic-properties draw:stroke="none" draw:fill-color="#eeeeee" draw:textarea-horizontal-align="justify" draw:textarea-vertical-align="middle" draw:auto-grow-height="false" draw:shadow="visible" draw:shadow-offset-x="0cm" draw:shadow-offset-y="0.025cm" draw:shadow-color="#000000" draw:shadow-opacity="30%"/>
    </style:style>
    <style:style style:name="gr54" style:family="graphic" style:parent-style-name="standard">
      <style:graphic-properties draw:stroke="solid" svg:stroke-color="#eeeeee" draw:fill="solid" draw:fill-color="#eeeeee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eeeeee" draw:fill="solid" draw:fill-color="#eeeeee" draw:textarea-horizontal-align="justify" draw:textarea-vertical-align="middle" draw:auto-grow-height="false"/>
    </style:style>
    <style:style style:name="gr56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57" style:family="graphic" style:parent-style-name="standard">
      <style:graphic-properties svg:stroke-color="#eeeeee" draw:fill="solid" draw:fill-color="#eeeeee" draw:textarea-horizontal-align="left" draw:textarea-vertical-align="middle" draw:auto-grow-height="false"/>
    </style:style>
    <style:style style:name="gr58" style:family="graphic" style:parent-style-name="standard">
      <style:graphic-properties draw:stroke="none" draw:stroke-dash="Fine_20_Dashed" svg:stroke-color="#ffffff" draw:fill="solid" draw:fill-color="#eeeeee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stroke-dash="Fine_20_Dashed" svg:stroke-color="#ffffff" draw:fill="solid" draw:fill-color="#dddddd" draw:textarea-horizontal-align="justify" draw:textarea-vertical-align="middle" draw:auto-grow-height="false"/>
    </style:style>
    <style:style style:name="gr60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61" style:family="graphic" style:parent-style-name="standard">
      <style:graphic-properties draw:stroke="none" svg:stroke-width="0.025cm" svg:stroke-color="#000000" draw:marker-start-width="0.266cm" draw:marker-end-width="0.266cm" svg:stroke-opacity="20%" draw:fill="solid" draw:fill-color="#990000" draw:opacity-name="Transparency_20_13" draw:textarea-horizontal-align="justify" draw:textarea-vertical-align="middle" draw:auto-grow-height="false" fo:padding-top="0.137cm" fo:padding-bottom="0.137cm" fo:padding-left="0.262cm" fo:padding-right="0.262cm" draw:shadow="hidden" draw:shadow-offset-x="0.025cm" draw:shadow-offset-y="0cm" draw:shadow-color="#000000" draw:shadow-opacity="20%"/>
    </style:style>
    <style:style style:name="gr62" style:family="graphic" style:parent-style-name="standard">
      <style:graphic-properties draw:stroke="solid" svg:stroke-width="0.025cm" svg:stroke-color="#000000" draw:marker-start-width="0.266cm" draw:marker-end-width="0.266cm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Liberation Mono1" fo:font-size="8pt" style:font-size-asian="8pt" style:font-size-complex="8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4pt" fo:font-style="normal" fo:text-shadow="none" style:font-size-asian="4pt" style:font-style-asian="normal" style:font-size-complex="4pt" style:font-style-complex="normal"/>
    </style:style>
    <style:style style:name="P6" style:family="paragraph">
      <style:paragraph-properties fo:text-align="center"/>
      <style:text-properties fo:font-size="4pt" style:font-size-asian="4pt" style:font-size-complex="4pt"/>
    </style:style>
    <style:style style:name="P7" style:family="paragraph">
      <style:paragraph-properties fo:line-height="100%" fo:text-align="start"/>
    </style:style>
    <style:style style:name="P8" style:family="paragraph">
      <style:paragraph-properties fo:line-height="100%" fo:text-align="start"/>
      <style:text-properties style:font-name="Liberation Mono1" fo:font-size="8pt" style:font-size-asian="8pt" style:font-size-complex="8pt"/>
    </style:style>
    <style:style style:name="P9" style:family="paragraph">
      <style:paragraph-properties fo:line-height="100%" fo:text-align="start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11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text-align="start"/>
      <style:text-properties fo:color="#ffffff" style:font-name="Liberation Mono1" fo:font-size="8pt" style:font-size-asian="8pt" style:font-size-complex="8pt"/>
    </style:style>
    <style:style style:name="P13" style:family="paragraph">
      <style:paragraph-properties fo:text-align="start"/>
      <style:text-properties fo:font-size="12pt" style:font-size-asian="12pt" style:font-size-complex="12pt"/>
    </style:style>
    <style:style style:name="P14" style:family="paragraph">
      <style:paragraph-properties fo:text-align="start"/>
      <style:text-properties fo:color="#000000" fo:font-size="12pt" style:font-size-asian="12pt" style:font-size-complex="12pt"/>
    </style:style>
    <style:style style:name="P15" style:family="paragraph">
      <style:paragraph-properties fo:text-align="start"/>
      <style:text-properties fo:color="#999999" fo:font-size="12pt" style:font-size-asian="12pt" style:font-size-complex="12pt"/>
    </style:style>
    <style:style style:name="P16" style:family="paragraph">
      <style:paragraph-properties fo:text-align="center"/>
      <style:text-properties style:font-name="Liberation Mono1" fo:font-size="5pt" style:font-size-asian="5pt" style:font-size-complex="5pt"/>
    </style:style>
    <style:style style:name="P17" style:family="paragraph">
      <style:paragraph-properties fo:text-align="center"/>
      <style:text-properties style:font-name="Liberation Mono1" fo:font-size="7pt" style:font-size-asian="7pt" style:font-size-complex="7pt"/>
    </style:style>
    <style:style style:name="P18" style:family="paragraph">
      <style:paragraph-properties fo:text-align="start"/>
      <style:text-properties fo:font-size="8pt" style:font-size-asian="8pt" style:font-size-complex="8pt"/>
    </style:style>
    <style:style style:name="P19" style:family="paragraph">
      <style:paragraph-properties fo:text-align="center"/>
      <style:text-properties style:font-name="Liberation Mono1" fo:font-size="5pt" fo:font-weight="bold" style:font-size-asian="5pt" style:font-weight-asian="bold" style:font-size-complex="5pt" style:font-weight-complex="bold"/>
    </style:style>
    <style:style style:name="P20" style:family="paragraph">
      <style:paragraph-properties fo:text-align="center"/>
      <style:text-properties fo:color="#808080" style:font-name="Liberation Mono1" fo:font-size="5pt" style:font-size-asian="5pt" style:font-size-complex="5pt"/>
    </style:style>
    <style:style style:name="P2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Liberation Mono1"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pt" fo:font-style="normal" fo:text-shadow="none" style:font-size-asian="4pt" style:font-style-asian="normal" style:font-size-complex="4pt" style:font-style-complex="normal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ffffff" style:font-name="Liberation Mono1" fo:font-size="8pt" style:font-size-asian="8pt" style:font-size-complex="8pt"/>
    </style:style>
    <style:style style:name="T9" style:family="text">
      <style:text-properties fo:color="#808080" style:font-name="Liberation Mono1" fo:font-size="8pt" style:font-size-asian="8pt" style:font-size-complex="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999999" fo:font-size="12pt" style:font-size-asian="12pt" style:font-size-complex="12pt"/>
    </style:style>
    <style:style style:name="T13" style:family="text">
      <style:text-properties style:font-name="Liberation Mono1" fo:font-size="5pt" style:font-size-asian="5pt" style:font-size-complex="5pt"/>
    </style:style>
    <style:style style:name="T14" style:family="text">
      <style:text-properties style:font-name="Liberation Mono1" fo:font-size="7pt" style:font-size-asian="7pt" style:font-size-complex="7pt"/>
    </style:style>
    <style:style style:name="T15" style:family="text">
      <style:text-properties style:font-name="Liberation Mono1" fo:font-size="5pt" fo:font-weight="bold" style:font-size-asian="5pt" style:font-weight-asian="bold" style:font-size-complex="5pt" style:font-weight-complex="bold"/>
    </style:style>
    <style:style style:name="T16" style:family="text">
      <style:text-properties fo:color="#808080" style:font-name="Liberation Mono1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7.62cm" svg:x="7.731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508cm" svg:x="7.985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3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508cm" svg:x="7.985cm" svg:y="4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5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6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0.508cm" svg:x="7.985cm" svg:y="6.842cm">
          <text:p text:style-name="P2"><text:span text:style-name="T1"><text:s text:c="6"/></text:span><text:span text:style-name="T1">LD R3,STORAGE; Get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7.8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8.3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27cm" svg:height="0.254cm" svg:x="25.511cm" svg:y="1.508cm">
          <text:p text:style-name="P1"><text:span text:style-name="T2">R0: 0x001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27cm" svg:height="0.254cm" svg:x="25.511cm" svg:y="1.762cm">
          <text:p text:style-name="P1"><text:span text:style-name="T2">R1: 0x100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27cm" svg:height="0.254cm" svg:x="26.781cm" svg:y="1.508cm">
          <text:p text:style-name="P1"><text:span text:style-name="T2">R2: 0x010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27cm" svg:height="0.254cm" svg:x="26.781cm" svg:y="1.762cm">
          <text:p text:style-name="P1"><text:span text:style-name="T2">R3: 0x1F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27cm" svg:height="0.254cm" svg:x="28.051cm" svg:y="1.762cm">
          <text:p text:style-name="P1"><text:span text:style-name="T2">R5: 0x110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27cm" svg:height="0.254cm" svg:x="29.321cm" svg:y="1.508cm">
          <text:p text:style-name="P1"><text:span text:style-name="T2">R6: 0x111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27cm" svg:height="0.254cm" svg:x="29.321cm" svg:y="1.762cm">
          <text:p text:style-name="P1"><text:span text:style-name="T2">R7: 0xFF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27cm" svg:height="0.254cm" svg:x="28.052cm" svg:y="1.509cm">
          <text:p text:style-name="P1"><text:span text:style-name="T2">R4: 0x10F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254cm" svg:height="0.254cm" svg:x="7.985cm" svg:y="2.905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3.41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4.429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3.921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4.937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5.445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5.95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6.461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6.969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7.47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7.985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8.49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8.239cm" svg:y="2.778cm">
          <text:p text:style-name="P7"><text:span text:style-name="T1">.ORIG 0x300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8.239cm" svg:y="3.794cm">
          <text:p text:style-name="P7"><text:span text:style-name="T1">; Clear 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445cm" svg:height="0.508cm" svg:x="8.239cm" svg:y="4.302cm">
          <text:p text:style-name="P7"><text:span text:style-name="T1">AND R0,R0,#0 <text:s/>; Clear 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4.445cm" svg:height="0.508cm" svg:x="8.239cm" svg:y="3.286cm"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8.239cm" svg:y="4.81cm">
          <text:p text:style-name="P7"><text:span text:style-name="T1">AND R1,R1,#0 <text:s/>; Clear R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8.239cm" svg:y="5.318cm">
          <text:p text:style-name="P7"><text:span text:style-name="T1">AND R2,R2,#0 <text:s/>; Clear R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4.445cm" svg:height="0.508cm" svg:x="8.239cm" svg:y="5.826cm"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8.239cm" svg:y="6.334cm">
          <text:p text:style-name="P7"><text:span text:style-name="T1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445cm" svg:height="0.508cm" svg:x="8.239cm" svg:y="6.842cm">
          <text:p text:style-name="P7"><text:span text:style-name="T5"><text:s text:c="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445cm" svg:height="0.508cm" svg:x="8.239cm" svg:y="7.35cm">
          <text:p text:style-name="P2"><text:span text:style-name="T1"><text:s text:c="5"/></text:span><text:span text:style-name="T1">LD R4,SENTINEL; Ge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445cm" svg:height="0.508cm" svg:x="8.239cm" svg:y="7.858cm">
          <text:p text:style-name="P7"><text:span text:style-name="T5"><text:s text:c="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445cm" svg:height="0.508cm" svg:x="8.239cm" svg:y="8.366cm">
          <text:p text:style-name="P7"><text:span text:style-name="T1"><text:s text:c="4"/></text:span><text:span text:style-name="T1">BRz FIRST_RUN; We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5.08cm" svg:height="1.016cm" svg:x="7.731cm" svg:y="1.7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08cm" svg:height="0.508cm" draw:transform="rotate (-1.5694000633933) translate (8.493cm 2.016cm)">
          <text:p text:style-name="P1"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254cm" svg:height="0.254cm" svg:x="12.176cm" svg:y="1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254cm" svg:height="0.254cm" svg:x="12.176cm" svg:y="2.1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254cm" svg:height="0.254cm" svg:x="12.176cm" svg:y="2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762cm" svg:height="0.762cm" svg:x="23.352cm" svg:y="1.2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762cm" svg:height="0.762cm" svg:x="24.368cm" svg:y="1.254cm">
          <text:p/>
          <draw:enhanced-geometry svg:viewBox="0 0 21600 21600" draw:type="rectangle" draw:enhanced-path="M 0 0 L 21600 0 21600 21600 0 21600 0 0 Z N"/>
        </draw:custom-shape>
        <draw:polygon draw:style-name="gr12" draw:text-style-name="P1" draw:layer="layout" svg:width="0.122cm" svg:height="0.262cm" svg:x="9.138cm" svg:y="2.196cm" svg:viewBox="0 0 123 263" draw:points="120,16 123,171 32,263 0,232 76,155 73,0">
          <text:p/>
        </draw:polygon>
        <draw:polygon draw:style-name="gr12" draw:text-style-name="P1" draw:layer="layout" svg:width="0.262cm" svg:height="0.123cm" svg:x="9.175cm" svg:y="2.156cm" svg:viewBox="0 0 263 124" draw:points="16,123 171,124 263,31 231,0 155,77 0,76">
          <text:p/>
        </draw:polygon>
        <draw:polygon draw:style-name="gr12" draw:text-style-name="P1" draw:layer="layout" svg:width="0.262cm" svg:height="0.123cm" svg:x="8.983cm" svg:y="2.182cm" svg:viewBox="0 0 263 124" draw:points="246,1 91,0 0,92 32,124 108,47 263,48">
          <text:p/>
        </draw:polygon>
        <draw:polygon draw:style-name="gr12" draw:text-style-name="P1" draw:layer="layout" svg:width="0.122cm" svg:height="0.262cm" svg:x="9.16cm" svg:y="2.003cm" svg:viewBox="0 0 123 263" draw:points="3,247 0,92 91,0 123,31 47,108 50,263">
          <text:p/>
        </draw:polygon>
        <draw:polygon draw:style-name="gr12" draw:text-style-name="P1" draw:layer="layout" svg:width="0.152cm" svg:height="0.242cm" svg:x="9.219cm" svg:y="2.306cm" svg:viewBox="0 0 153 243" draw:points="44,0 153,112 153,243 109,242 109,133 0,21">
          <text:p/>
        </draw:polygon>
        <draw:polygon draw:style-name="gr12" draw:text-style-name="P1" draw:layer="layout" svg:width="0.243cm" svg:height="0.151cm" svg:x="9.286cm" svg:y="2.238cm" svg:viewBox="0 0 244 152" draw:points="0,44 113,152 244,150 243,106 134,108 20,0">
          <text:p/>
        </draw:polygon>
        <draw:polygon draw:style-name="gr12" draw:text-style-name="P1" draw:layer="layout" svg:width="0.167cm" svg:height="0.169cm" svg:x="9.193cm" svg:y="2.078cm" svg:viewBox="0 0 168 170" draw:points="168,34 35,170 0,136 134,0">
          <text:p/>
        </draw:polygon>
        <draw:polygon draw:style-name="gr12" draw:text-style-name="P1" draw:layer="layout" svg:width="0.167cm" svg:height="0.169cm" svg:x="9.059cm" svg:y="2.214cm" svg:viewBox="0 0 168 170" draw:points="168,34 35,170 0,136 134,0">
          <text:p/>
        </draw:polygon>
        <draw:custom-shape draw:style-name="gr13" draw:text-style-name="P1" draw:layer="layout" svg:width="0.192cm" svg:height="0.34cm" draw:transform="rotate (-2.34991130488516) translate (9.399cm 2.2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83cm" svg:height="0.098cm" draw:transform="rotate (-2.34991130488517) translate (9.434cm 2.31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08cm" svg:height="0.508cm" svg:x="7.731cm" svg:y="1.2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254cm" svg:height="0.254cm" svg:x="7.858cm" svg:y="1.38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143cm" svg:height="0.508cm" svg:x="11.668cm" svg:y="1.254cm">
          <text:p text:style-name="P1"><text:span text:style-name="T7">7:03 PM <text:s/>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3" draw:id="id3" draw:layer="layout" svg:width="0.19cm" svg:height="0.212cm" svg:x="24.74cm" svg:y="1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2" draw:id="id2" draw:layer="layout" svg:width="0.191cm" svg:height="0.211cm" svg:x="24.546cm" svg:y="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xml:id="id1" draw:id="id1" draw:layer="layout" svg:width="0.19cm" svg:height="0.212cm" svg:x="24.739cm" svg:y="1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24.766cm" svg:y1="1.764cm" svg:x2="24.709cm" svg:y2="1.713cm" draw:start-shape="id1" draw:start-glue-point="5" draw:end-shape="id2" draw:end-glue-point="9" svg:d="M24766 1764l-57-51" svg:viewBox="0 0 58 52">
          <text:p/>
        </draw:connector>
        <draw:connector draw:style-name="gr18" draw:text-style-name="P1" draw:layer="layout" draw:type="line" svg:x1="24.709cm" svg:y1="1.564cm" svg:x2="24.767cm" svg:y2="1.508cm" draw:start-shape="id2" draw:start-glue-point="11" draw:end-shape="id3" draw:end-glue-point="7" svg:d="M24709 1564l58-56" svg:viewBox="0 0 59 57">
          <text:p/>
        </draw:connector>
        <draw:custom-shape draw:style-name="gr19" draw:text-style-name="P1" draw:layer="layout" svg:width="0.526cm" svg:height="0.381cm" svg:x="23.432cm" svg:y="1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254cm" svg:height="0.127cm" svg:x="23.577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1" draw:text-style-name="P1" draw:layer="layout" svg:width="0.304cm" svg:height="0.507cm" svg:x="23.389cm" svg:y="1.384cm" svg:viewBox="0 0 305 508" draw:points="305,508 0,508 0,0 305,0">
          <text:p/>
        </draw:polygon>
        <draw:custom-shape draw:style-name="gr22" draw:text-style-name="P1" draw:layer="layout" svg:width="0.232cm" svg:height="0.16cm" draw:transform="rotate (1.5709708597201) translate (23.535cm 1.6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" draw:layer="layout" svg:width="0.051cm" svg:height="0.051cm" svg:x="23.668cm" svg:y="1.47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1" draw:layer="layout" svg:width="0.051cm" svg:height="0.051cm" svg:x="23.673cm" svg:y="1.52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" draw:text-style-name="P1" draw:layer="layout" svg:width="5.08cm" svg:height="7.62cm" svg:x="7.731cm" svg:y="9.12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508cm" svg:x="12.557cm" svg:y="10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12.557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12.557cm" svg:y="11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508cm" svg:x="12.557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12.557cm" svg:y="12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12.557cm" svg:y="13.1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12.557cm" svg:y="1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12.557cm" svg:y="14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0.508cm" svg:x="12.557cm" svg:y="14.716cm">
          <text:p text:style-name="P2"><text:span text:style-name="T1"><text:s text:c="6"/></text:span><text:span text:style-name="T1">LD R3,STORAGE; Get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12.557cm" svg:y="15.2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12.557cm" svg:y="15.7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12.557cm" svg:y="16.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54cm" svg:height="0.254cm" svg:x="12.557cm" svg:y="10.779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557cm" svg:y="11.287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557cm" svg:y="12.30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557cm" svg:y="11.795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557cm" svg:y="12.81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557cm" svg:y="13.31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557cm" svg:y="13.827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557cm" svg:y="14.33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557cm" svg:y="14.84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557cm" svg:y="15.351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557cm" svg:y="15.859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12.557cm" svg:y="16.367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12.811cm" svg:y="10.652cm">
          <text:p text:style-name="P7"><text:span text:style-name="T1">.ORIG 0x300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12.811cm" svg:y="11.668cm">
          <text:p text:style-name="P7"><text:span text:style-name="T1">; Clear 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445cm" svg:height="0.508cm" svg:x="12.811cm" svg:y="12.176cm">
          <text:p text:style-name="P7"><text:span text:style-name="T1">AND R0,R0,#0 <text:s/>; Clear 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4.445cm" svg:height="0.508cm" svg:x="12.811cm" svg:y="11.16cm"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12.811cm" svg:y="12.684cm">
          <text:p text:style-name="P7"><text:span text:style-name="T1">AND R1,R1,#0 <text:s/>; Clear R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12.811cm" svg:y="13.192cm">
          <text:p text:style-name="P7"><text:span text:style-name="T1">AND R2,R2,#0 <text:s/>; Clear R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4.445cm" svg:height="0.508cm" svg:x="12.811cm" svg:y="13.7cm"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12.811cm" svg:y="14.208cm">
          <text:p text:style-name="P7"><text:span text:style-name="T1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445cm" svg:height="0.508cm" svg:x="12.811cm" svg:y="14.716cm">
          <text:p text:style-name="P7"><text:span text:style-name="T5"><text:s text:c="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445cm" svg:height="0.508cm" svg:x="12.811cm" svg:y="15.224cm">
          <text:p text:style-name="P2"><text:span text:style-name="T1"><text:s text:c="5"/></text:span><text:span text:style-name="T1">LD R4,SENTINEL; Ge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445cm" svg:height="0.508cm" svg:x="12.811cm" svg:y="15.732cm">
          <text:p text:style-name="P7"><text:span text:style-name="T5"><text:s text:c="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445cm" svg:height="0.508cm" svg:x="12.811cm" svg:y="16.24cm">
          <text:p text:style-name="P7"><text:span text:style-name="T1"><text:s text:c="4"/></text:span><text:span text:style-name="T1">BRz FIRST_RUN; We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4.826cm" svg:height="6.096cm" svg:x="3.159cm" svg:y="2.778cm">
          <text:p text:style-name="P2"><text:span text:style-name="T8">Hello, World!</text:span></text:p>
          <text:p text:style-name="P2"><text:span text:style-name="T8"/></text:p>
          <text:p text:style-name="P2"><text:span text:style-name="T8">This is a mockup of the LC-</text:span></text:p>
          <text:p text:style-name="P2"><text:span text:style-name="T9">→</text:span><text:span text:style-name="T8"> </text:span><text:span text:style-name="T8">3 simulator for mobile!</text:span></text:p>
          <text:p text:style-name="P2"><text:span text:style-name="T8"/></text:p>
          <text:p text:style-name="P2"><text:span text:style-name="T8">Enter a number: 3</text:span></text:p>
          <text:p text:style-name="P2"><text:span text:style-name="T8">You entered 3!</text:span></text:p>
          <text:p text:style-name="P2"><text:span text:style-name="T8">Enter another: 4</text:span></text:p>
          <text:p text:style-name="P2"><text:span text:style-name="T8">You entered 4!</text:span></text:p>
          <text:p text:style-name="P2"><text:span text:style-name="T8">Select an operation:</text:span></text:p>
          <text:p text:style-name="P2"><text:span text:style-name="T8">1. Multiply</text:span></text:p>
          <text:p text:style-name="P2"><text:span text:style-name="T8">2. Add</text:span></text:p>
          <text:p text:style-name="P2"><text:span text:style-name="T8"/></text:p>
          <text:p text:style-name="P2"><text:span text:style-name="T8">Choice: </text:span><text:span text:style-name="T9">_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5.08cm" svg:height="1.016cm" svg:x="7.731cm" svg:y="9.6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4cm" svg:height="0.254cm" svg:x="12.176cm" svg:y="9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254cm" svg:height="0.254cm" svg:x="12.176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254cm" svg:height="0.254cm" svg:x="12.176cm" svg:y="10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5.08cm" svg:height="0.508cm" svg:x="7.731cm" svg:y="9.1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254cm" svg:height="0.254cm" svg:x="7.858cm" svg:y="9.25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143cm" svg:height="0.508cm" svg:x="11.668cm" svg:y="9.128cm">
          <text:p text:style-name="P1"><text:span text:style-name="T7">7:04 PM <text:s/>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508cm" svg:height="0.508cm" svg:x="7.985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4.699cm" svg:height="7.747cm" svg:x="12.811cm" svg:y="9.12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699cm" svg:height="7.874cm" svg:x="3.032cm" svg:y="1.2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4.826cm" svg:height="6.096cm" svg:x="7.731cm" svg:y="10.652cm">
          <text:p text:style-name="P2"><text:span text:style-name="T8">Hello, World!</text:span></text:p>
          <text:p text:style-name="P2"><text:span text:style-name="T8"/></text:p>
          <text:p text:style-name="P2"><text:span text:style-name="T8">This is a mockup of the LC-</text:span></text:p>
          <text:p text:style-name="P2"><text:span text:style-name="T9">→</text:span><text:span text:style-name="T8"> </text:span><text:span text:style-name="T8">3 simulator for mobile!</text:span></text:p>
          <text:p text:style-name="P2"><text:span text:style-name="T8"/></text:p>
          <text:p text:style-name="P2"><text:span text:style-name="T8">Enter a number: 3</text:span></text:p>
          <text:p text:style-name="P2"><text:span text:style-name="T8">You entered 3!</text:span></text:p>
          <text:p text:style-name="P2"><text:span text:style-name="T8">Enter another: 4</text:span></text:p>
          <text:p text:style-name="P2"><text:span text:style-name="T8">You entered 4!</text:span></text:p>
          <text:p text:style-name="P2"><text:span text:style-name="T8">Select an operation:</text:span></text:p>
          <text:p text:style-name="P2"><text:span text:style-name="T8">1. Multiply</text:span></text:p>
          <text:p text:style-name="P2"><text:span text:style-name="T8">2. Add</text:span></text:p>
          <text:p text:style-name="P2"><text:span text:style-name="T8"/></text:p>
          <text:p text:style-name="P2"><text:span text:style-name="T8">Choice: </text:span><text:span text:style-name="T9">_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08cm" svg:height="7.62cm" svg:x="7.731cm" svg:y="17.0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508cm" svg:x="7.985cm" svg:y="18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19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19.5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508cm" svg:x="7.985cm" svg:y="20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20.5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21.06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21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22.0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0.508cm" svg:x="7.985cm" svg:y="22.59cm">
          <text:p text:style-name="P2"><text:span text:style-name="T1"><text:s text:c="6"/></text:span><text:span text:style-name="T1">LD R3,STORAGE; Get...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23.0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23.6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24.1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54cm" svg:height="0.254cm" svg:x="7.985cm" svg:y="18.653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19.161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20.17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19.669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20.685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21.193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21.7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22.209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22.717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23.225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23.73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254cm" svg:height="0.254cm" svg:x="7.985cm" svg:y="24.241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8.239cm" svg:y="18.526cm">
          <text:p text:style-name="P7"><text:span text:style-name="T1">.ORIG 0x3000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8.239cm" svg:y="19.542cm">
          <text:p text:style-name="P7"><text:span text:style-name="T1">; Clear regi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445cm" svg:height="0.508cm" svg:x="8.239cm" svg:y="20.05cm">
          <text:p text:style-name="P7"><text:span text:style-name="T1">AND R0,R0,#0 <text:s/>; Clear R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4.445cm" svg:height="0.508cm" svg:x="8.239cm" svg:y="19.0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8.239cm" svg:y="20.558cm">
          <text:p text:style-name="P7"><text:span text:style-name="T1">AND R1,R1,#0 <text:s/>; Clear R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8.239cm" svg:y="21.066cm">
          <text:p text:style-name="P7"><text:span text:style-name="T1">AND R2,R2,#0 <text:s/>; Clear R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4.445cm" svg:height="0.508cm" svg:x="8.239cm" svg:y="21.5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445cm" svg:height="0.508cm" svg:x="8.239cm" svg:y="22.082cm">
          <text:p text:style-name="P7"><text:span text:style-name="T1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445cm" svg:height="0.508cm" svg:x="8.239cm" svg:y="22.59cm">
          <text:p text:style-name="P7"><text:span text:style-name="T5"><text:s text:c="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445cm" svg:height="0.508cm" svg:x="8.239cm" svg:y="23.098cm">
          <text:p text:style-name="P2"><text:span text:style-name="T1"><text:s text:c="5"/></text:span><text:span text:style-name="T1">LD R4,SENTINEL; Ge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445cm" svg:height="0.508cm" svg:x="8.239cm" svg:y="23.606cm">
          <text:p text:style-name="P7"><text:span text:style-name="T5"><text:s text:c="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4.445cm" svg:height="0.508cm" svg:x="8.239cm" svg:y="24.114cm">
          <text:p text:style-name="P7"><text:span text:style-name="T1"><text:s text:c="4"/></text:span><text:span text:style-name="T1">BRz FIRST_RUN; We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5.08cm" svg:height="1.016cm" svg:x="7.731cm" svg:y="17.5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508cm" svg:height="0.508cm" draw:transform="rotate (-1.5694000633933) translate (8.493cm 17.7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54cm" svg:height="0.254cm" svg:x="12.176cm" svg:y="17.6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254cm" svg:height="0.254cm" svg:x="12.176cm" svg:y="17.8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254cm" svg:height="0.254cm" svg:x="12.176cm" svg:y="18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1" draw:text-style-name="P1" draw:layer="layout" svg:width="0.122cm" svg:height="0.262cm" svg:x="9.138cm" svg:y="17.944cm" svg:viewBox="0 0 123 263" draw:points="120,16 123,171 32,263 0,232 76,155 73,0">
          <text:p/>
        </draw:polygon>
        <draw:polygon draw:style-name="gr31" draw:text-style-name="P1" draw:layer="layout" svg:width="0.262cm" svg:height="0.123cm" svg:x="9.175cm" svg:y="17.904cm" svg:viewBox="0 0 263 124" draw:points="16,123 171,124 263,31 231,0 155,77 0,76">
          <text:p/>
        </draw:polygon>
        <draw:polygon draw:style-name="gr31" draw:text-style-name="P1" draw:layer="layout" svg:width="0.262cm" svg:height="0.123cm" svg:x="8.983cm" svg:y="17.93cm" svg:viewBox="0 0 263 124" draw:points="246,1 91,0 0,92 32,124 108,47 263,48">
          <text:p/>
        </draw:polygon>
        <draw:polygon draw:style-name="gr31" draw:text-style-name="P1" draw:layer="layout" svg:width="0.122cm" svg:height="0.262cm" svg:x="9.16cm" svg:y="17.751cm" svg:viewBox="0 0 123 263" draw:points="3,247 0,92 91,0 123,31 47,108 50,263">
          <text:p/>
        </draw:polygon>
        <draw:polygon draw:style-name="gr31" draw:text-style-name="P1" draw:layer="layout" svg:width="0.152cm" svg:height="0.242cm" svg:x="9.219cm" svg:y="18.054cm" svg:viewBox="0 0 153 243" draw:points="44,0 153,112 153,243 109,242 109,133 0,21">
          <text:p/>
        </draw:polygon>
        <draw:polygon draw:style-name="gr31" draw:text-style-name="P1" draw:layer="layout" svg:width="0.243cm" svg:height="0.151cm" svg:x="9.286cm" svg:y="17.986cm" svg:viewBox="0 0 244 152" draw:points="0,44 113,152 244,150 243,106 134,108 20,0">
          <text:p/>
        </draw:polygon>
        <draw:polygon draw:style-name="gr31" draw:text-style-name="P1" draw:layer="layout" svg:width="0.167cm" svg:height="0.169cm" svg:x="9.193cm" svg:y="17.826cm" svg:viewBox="0 0 168 170" draw:points="168,34 35,170 0,136 134,0">
          <text:p/>
        </draw:polygon>
        <draw:polygon draw:style-name="gr31" draw:text-style-name="P1" draw:layer="layout" svg:width="0.167cm" svg:height="0.169cm" svg:x="9.059cm" svg:y="17.962cm" svg:viewBox="0 0 168 170" draw:points="168,34 35,170 0,136 134,0">
          <text:p/>
        </draw:polygon>
        <draw:custom-shape draw:style-name="gr32" draw:text-style-name="P1" draw:layer="layout" svg:width="0.192cm" svg:height="0.34cm" draw:transform="rotate (-2.34991130488516) translate (9.399cm 18.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183cm" svg:height="0.098cm" draw:transform="rotate (-2.34991130488517) translate (9.434cm 18.0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08cm" svg:height="0.508cm" svg:x="7.731cm" svg:y="17.00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254cm" svg:height="0.254cm" svg:x="7.858cm" svg:y="17.129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1.143cm" svg:height="0.508cm" svg:x="11.668cm" svg:y="17.002cm">
          <text:p text:style-name="P1"><text:span text:style-name="T7">7:06 PM <text:s/>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4.826cm" svg:height="6.096cm" svg:x="3.159cm" svg:y="18.526cm">
          <text:p text:style-name="P2"><text:span text:style-name="T8">Hello, World!</text:span></text:p>
          <text:p text:style-name="P2"><text:span text:style-name="T8"/></text:p>
          <text:p text:style-name="P2"><text:span text:style-name="T8">This is a mockup of the LC-</text:span></text:p>
          <text:p text:style-name="P2"><text:span text:style-name="T9">→</text:span><text:span text:style-name="T8"> </text:span><text:span text:style-name="T8">3 simulator for mobile!</text:span></text:p>
          <text:p text:style-name="P2"><text:span text:style-name="T8"/></text:p>
          <text:p text:style-name="P2"><text:span text:style-name="T8">Enter a number: 3</text:span></text:p>
          <text:p text:style-name="P2"><text:span text:style-name="T8">You entered 3!</text:span></text:p>
          <text:p text:style-name="P2"><text:span text:style-name="T8">Enter another: 4</text:span></text:p>
          <text:p text:style-name="P2"><text:span text:style-name="T8">You entered 4!</text:span></text:p>
          <text:p text:style-name="P2"><text:span text:style-name="T8">Select an operation:</text:span></text:p>
          <text:p text:style-name="P2"><text:span text:style-name="T8">1. Multiply</text:span></text:p>
          <text:p text:style-name="P2"><text:span text:style-name="T8">2. Add</text:span></text:p>
          <text:p text:style-name="P2"><text:span text:style-name="T8"/></text:p>
          <text:p text:style-name="P2"><text:span text:style-name="T8">Choice: </text:span><text:span text:style-name="T9">_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4.699cm" svg:height="7.874cm" svg:x="3.032cm" svg:y="16.87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3.81cm" svg:height="5.334cm" svg:x="9.001cm" svg:y="18.5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3.81cm" svg:height="0.762cm" svg:x="9.001cm" svg:y="19.288cm">
          <text:p text:style-name="P2"><text:span text:style-name="T10">Save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3.81cm" svg:height="0.762cm" svg:x="9.001cm" svg:y="20.05cm">
          <text:p text:style-name="P2"><text:span text:style-name="T10">Open...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3.81cm" svg:height="0.762cm" svg:x="9.001cm" svg:y="20.812cm">
          <text:p text:style-name="P2"><text:span text:style-name="T10">Share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3.81cm" svg:height="0.762cm" svg:x="9.001cm" svg:y="23.098cm">
          <text:p text:style-name="P2"><text:span text:style-name="T10">Options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3.81cm" svg:height="0.762cm" svg:x="9.001cm" svg:y="21.574cm">
          <text:p text:style-name="P2"><text:span text:style-name="T11">Memory View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3.81cm" svg:height="0.762cm" svg:x="9.001cm" svg:y="22.336cm">
          <text:p text:style-name="P2"><text:span text:style-name="T12">Source View</text:span>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08cm" svg:height="0.508cm" svg:x="12.176cm" svg:y="22.46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08cm" svg:height="0.508cm" svg:x="12.176cm" svg:y="21.701cm">
          <text:p/>
          <draw:enhanced-geometry svg:viewBox="0 0 21600 21600" draw:type="rectangle" draw:enhanced-path="M 0 0 L 21600 0 21600 21600 0 21600 0 0 Z N"/>
        </draw:custom-shape>
        <draw:polygon draw:style-name="gr39" draw:text-style-name="P1" draw:layer="layout" svg:width="0.634cm" svg:height="0.634cm" svg:x="12.176cm" svg:y="22.336cm" svg:viewBox="0 0 635 635" draw:points="0,368 79,267 212,434 556,0 635,100 212,635">
          <text:p/>
        </draw:polygon>
        <draw:custom-shape draw:style-name="gr35" draw:text-style-name="P13" draw:layer="layout" svg:width="3.81cm" svg:height="0.762cm" svg:x="9.001cm" svg:y="18.526cm">
          <text:p text:style-name="P2"><text:span text:style-name="T10">Ne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7.62cm" svg:x="7.731cm" svg:y="24.8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508cm" svg:x="7.985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2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508cm" svg:x="7.985cm" svg:y="27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27.9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2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29.4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26cm" svg:height="0.508cm" svg:x="7.985cm" svg:y="29.956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30.4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30.9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31.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28.4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508cm" svg:x="8.239cm" svg:y="26.908cm"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27.416cm"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4.445cm" svg:height="0.508cm" svg:x="8.239cm" svg:y="2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508cm" svg:x="8.239cm" svg:y="27.924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4.445cm" svg:height="0.508cm" svg:x="8.239cm" svg:y="28.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508cm" svg:x="8.239cm" svg:y="29.448cm"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445cm" svg:height="0.508cm" svg:x="8.239cm" svg:y="29.956cm">
          <text:p text:style-name="P7"><text:span text:style-name="T5"><text:s text:c="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30.464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445cm" svg:height="0.508cm" svg:x="8.239cm" svg:y="30.972cm">
          <text:p text:style-name="P7"><text:span text:style-name="T5"><text:s text:c="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31.48cm"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28.432cm">
          <text:p text:style-name="P7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26.4cm">
          <text:p text:style-name="P1"><text:span text:style-name="T13">0x3001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26.4cm">
          <text:p text:style-name="P1"><text:span text:style-name="T14">0x5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26.4cm">
          <text:p text:style-name="P1"><text:span text:style-name="T14">AND R1,R1,#0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26.908cm">
          <text:p text:style-name="P1"><text:span text:style-name="T13">0x3002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26.908cm">
          <text:p text:style-name="P1"><text:span text:style-name="T14">0x54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26.908cm">
          <text:p text:style-name="P1"><text:span text:style-name="T14">AND R2,R2,#0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27.416cm">
          <text:p text:style-name="P1"><text:span text:style-name="T13">0x3003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27.416cm">
          <text:p text:style-name="P1"><text:span text:style-name="T14">0x26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27.416cm">
          <text:p text:style-name="P1"><text:span text:style-name="T14">LD R3,0x3019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27.924cm">
          <text:p text:style-name="P1"><text:span text:style-name="T13">0x3004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27.924cm">
          <text:p text:style-name="P1"><text:span text:style-name="T14">0x28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27.924cm">
          <text:p text:style-name="P1"><text:span text:style-name="T14">LD R4,0x3029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28.432cm">
          <text:p text:style-name="P1"><text:span text:style-name="T13">0x3005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28.432cm">
          <text:p text:style-name="P1"><text:span text:style-name="T14">0x04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28.432cm">
          <text:p text:style-name="P1"><text:span text:style-name="T14">BRz 0x301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508cm" svg:x="7.985cm" svg:y="2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29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29.9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508cm" svg:x="7.985cm" svg:y="30.4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26cm" svg:height="0.508cm" svg:x="7.985cm" svg:y="30.9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31.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508cm" svg:x="8.239cm" svg:y="28.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508cm" svg:x="8.239cm" svg:y="29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30.4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4.445cm" svg:height="0.508cm" svg:x="8.239cm" svg:y="29.4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508cm" svg:x="8.239cm" svg:y="30.9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508cm" svg:x="8.239cm" svg:y="31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28.94cm">
          <text:p text:style-name="P1"><text:span text:style-name="T13">0x3006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28.94cm">
          <text:p text:style-name="P1"><text:span text:style-name="T14">0x5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28.94cm">
          <text:p text:style-name="P1"><text:span text:style-name="T14">ST R0,0x3019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29.448cm">
          <text:p text:style-name="P1"><text:span text:style-name="T13">0x3001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29.448cm">
          <text:p text:style-name="P1"><text:span text:style-name="T14">0x5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29.448cm">
          <text:p text:style-name="P1"><text:span text:style-name="T14">AND R1,R1,#0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29.956cm">
          <text:p text:style-name="P1"><text:span text:style-name="T13">0x3002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29.956cm">
          <text:p text:style-name="P1"><text:span text:style-name="T14">0x54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29.956cm">
          <text:p text:style-name="P1"><text:span text:style-name="T14">AND R2,R2,#0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30.464cm">
          <text:p text:style-name="P1"><text:span text:style-name="T13">0x3003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30.464cm">
          <text:p text:style-name="P1"><text:span text:style-name="T14">0x26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30.464cm">
          <text:p text:style-name="P1"><text:span text:style-name="T14">LD R3,0x3019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30.972cm">
          <text:p text:style-name="P1"><text:span text:style-name="T13">0x3004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30.972cm">
          <text:p text:style-name="P1"><text:span text:style-name="T14">0x28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30.972cm">
          <text:p text:style-name="P1"><text:span text:style-name="T14">LD R4,0x3029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31.48cm">
          <text:p text:style-name="P1"><text:span text:style-name="T13">0x3005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31.48cm">
          <text:p text:style-name="P1"><text:span text:style-name="T14">0x04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31.48cm">
          <text:p text:style-name="P1"><text:span text:style-name="T14">BRz 0x301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7.62cm" svg:x="7.731cm" svg:y="32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08cm" svg:height="0.508cm" svg:x="7.731cm" svg:y="32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143cm" svg:height="0.508cm" svg:x="11.668cm" svg:y="32.75cm">
          <text:p text:style-name="P1"><text:span text:style-name="T7">7:11 PM <text:s/>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5.08cm" svg:height="0.381cm" svg:x="7.731cm" svg:y="33.258cm">
          <text:p text:style-name="P2"><text:span text:style-name="T5">Memory View Columns: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5.08cm" svg:height="0.762cm" svg:x="7.731cm" svg:y="33.639cm">
          <text:p text:style-name="P2"><text:span text:style-name="T10">1. &lt;drop down&gt; Value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5.08cm" svg:height="0.762cm" svg:x="7.731cm" svg:y="34.401cm">
          <text:p text:style-name="P2"><text:span text:style-name="T10">2. &lt;drop down&gt; Instruction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5.08cm" svg:height="0.762cm" svg:x="7.731cm" svg:y="35.163cm"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5.08cm" svg:height="0.762cm" svg:x="7.731cm" svg:y="35.925cm"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5.08cm" svg:height="0.762cm" svg:x="7.731cm" svg:y="36.687cm"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5.08cm" svg:height="0.762cm" svg:x="7.731cm" svg:y="37.449cm"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5.08cm" svg:height="0.762cm" svg:x="7.731cm" svg:y="38.211cm"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5.08cm" svg:height="0.762cm" svg:x="7.731cm" svg:y="38.973cm"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5.08cm" svg:height="0.635cm" svg:x="7.731cm" svg:y="39.735cm">
          <text:p text:style-name="P2"><text:span text:style-name="T10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7.62cm" svg:x="7.731cm" svg:y="40.7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0.508cm" svg:x="7.985cm" svg:y="43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43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44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4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45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46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46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26cm" svg:height="0.508cm" svg:x="7.985cm" svg:y="47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4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45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3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4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4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4.445cm" svg:height="0.508cm" svg:x="8.239cm" svg:y="43.5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5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4.445cm" svg:height="0.508cm" svg:x="8.239cm" svg:y="46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6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4.445cm" svg:height="0.508cm" svg:x="8.239cm" svg:y="47.101cm">
          <text:p text:style-name="P7"><text:span text:style-name="T5"><text:s text:c="4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5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6" draw:layer="layout" svg:width="0.889cm" svg:height="0.508cm" svg:x="7.985cm" svg:y="43.037cm"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7" draw:layer="layout" svg:width="1.143cm" svg:height="0.508cm" svg:x="8.874cm" svg:y="43.037cm">
          <text:p text:style-name="P1"><text:span text:style-name="T14">0x5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2.794cm" svg:height="0.508cm" svg:x="10.017cm" svg:y="43.037cm">
          <text:p text:style-name="P1"><text:span text:style-name="T14">AND R0,R0,#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43.545cm">
          <text:p text:style-name="P1"><text:span text:style-name="T13">0x3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43.545cm">
          <text:p text:style-name="P1"><text:span text:style-name="T14">0x5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43.545cm">
          <text:p text:style-name="P1"><text:span text:style-name="T14">AND R1,R1,#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44.053cm">
          <text:p text:style-name="P1"><text:span text:style-name="T13">0x3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44.053cm">
          <text:p text:style-name="P1"><text:span text:style-name="T14">0x54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44.053cm">
          <text:p text:style-name="P1"><text:span text:style-name="T14">AND R2,R2,#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44.561cm">
          <text:p text:style-name="P1"><text:span text:style-name="T13">0x3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44.561cm">
          <text:p text:style-name="P1"><text:span text:style-name="T14">0x26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44.561cm">
          <text:p text:style-name="P1"><text:span text:style-name="T14">LD R3,0x30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45.069cm">
          <text:p text:style-name="P1"><text:span text:style-name="T13">0x30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45.069cm">
          <text:p text:style-name="P1"><text:span text:style-name="T14">0x28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45.069cm">
          <text:p text:style-name="P1"><text:span text:style-name="T14">LD R4,0x30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45.577cm">
          <text:p text:style-name="P1"><text:span text:style-name="T13">0x30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45.577cm">
          <text:p text:style-name="P1"><text:span text:style-name="T14">0x04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45.577cm">
          <text:p text:style-name="P1"><text:span text:style-name="T14">BRz 0x30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46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46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47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4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6.0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7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7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4.445cm" svg:height="0.508cm" svg:x="8.239cm" svg:y="46.5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46.085cm">
          <text:p text:style-name="P1"><text:span text:style-name="T13">0x30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46.085cm">
          <text:p text:style-name="P1"><text:span text:style-name="T14">0x5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46.085cm">
          <text:p text:style-name="P1"><text:span text:style-name="T14">ST R0,0x30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46.593cm">
          <text:p text:style-name="P1"><text:span text:style-name="T13">0x3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46.593cm">
          <text:p text:style-name="P1"><text:span text:style-name="T14">0x526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46.593cm">
          <text:p text:style-name="P1"><text:span text:style-name="T14">AND R1,R1,#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47.101cm">
          <text:p text:style-name="P1"><text:span text:style-name="T13">0x30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47.101cm">
          <text:p text:style-name="P1"><text:span text:style-name="T14">0x54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47.101cm">
          <text:p text:style-name="P1"><text:span text:style-name="T14">AND R2,R2,#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47.609cm">
          <text:p text:style-name="P1"><text:span text:style-name="T13">0x3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47.609cm">
          <text:p text:style-name="P1"><text:span text:style-name="T14">0x26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47.609cm">
          <text:p text:style-name="P1"><text:span text:style-name="T14">LD R3,0x30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0.127cm" svg:height="0.508cm" svg:x="9.001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" draw:layer="layout" svg:width="0.127cm" svg:height="0.508cm" svg:x="9.382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4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26cm" svg:height="0.508cm" svg:x="7.985cm" svg:y="4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48.117cm">
          <text:p text:style-name="P1"><text:span text:style-name="T13">0x30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4.445cm" svg:height="0.508cm" svg:x="8.239cm" svg:y="48.1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48.117cm">
          <text:p text:style-name="P1"><text:span text:style-name="T14">0x26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48.117cm">
          <text:p text:style-name="P1"><text:span text:style-name="T14">LD R3,0x30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draw:layer="layout" svg:width="4.826cm" svg:height="6.096cm" svg:x="3.159cm" svg:y="42.275cm">
          <text:p text:style-name="P2"><text:span text:style-name="T8">Hello, World!</text:span></text:p>
          <text:p text:style-name="P2"><text:span text:style-name="T8"/></text:p>
          <text:p text:style-name="P2"><text:span text:style-name="T8">This is a mockup of the LC-</text:span></text:p>
          <text:p text:style-name="P2"><text:span text:style-name="T9">→</text:span><text:span text:style-name="T8"> </text:span><text:span text:style-name="T8">3 simulator for mobile!</text:span></text:p>
          <text:p text:style-name="P2"><text:span text:style-name="T8"/></text:p>
          <text:p text:style-name="P2"><text:span text:style-name="T8">Enter a number: 3</text:span></text:p>
          <text:p text:style-name="P2"><text:span text:style-name="T8">You entered 3!</text:span></text:p>
          <text:p text:style-name="P2"><text:span text:style-name="T8">Enter another: 4</text:span></text:p>
          <text:p text:style-name="P2"><text:span text:style-name="T8">You entered 4!</text:span></text:p>
          <text:p text:style-name="P2"><text:span text:style-name="T8">Select an operation:</text:span></text:p>
          <text:p text:style-name="P2"><text:span text:style-name="T8">1. Multiply</text:span></text:p>
          <text:p text:style-name="P2"><text:span text:style-name="T8">2. Add</text:span></text:p>
          <text:p text:style-name="P2"><text:span text:style-name="T8"/></text:p>
          <text:p text:style-name="P2"><text:span text:style-name="T8">Choice: </text:span><text:span text:style-name="T9">_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4.699cm" svg:height="7.874cm" svg:x="3.032cm" svg:y="40.6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08cm" svg:height="1.016cm" svg:x="7.731cm" svg:y="41.25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254cm" svg:height="0.254cm" svg:x="12.176cm" svg:y="41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254cm" svg:height="0.254cm" svg:x="12.176cm" svg:y="41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254cm" svg:height="0.254cm" svg:x="12.176cm" svg:y="41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" draw:layer="layout" svg:width="0.508cm" svg:height="0.508cm" svg:x="9.001cm" svg:y="41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5.08cm" svg:height="0.508cm" svg:x="7.731cm" svg:y="40.7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143cm" svg:height="0.508cm" svg:x="11.668cm" svg:y="40.751cm">
          <text:p text:style-name="P1"><text:span text:style-name="T7">7:19 PM <text:s/></text:span>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526cm" svg:height="0.508cm" svg:x="10.017cm" svg:y="41.513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254cm" svg:height="0.254cm" svg:x="10.144cm" svg:y="41.64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9" draw:text-style-name="P1" draw:layer="layout" svg:width="0.304cm" svg:height="0.653cm" svg:x="10.277cm" svg:y="41.46cm" svg:viewBox="0 0 305 654" draw:points="0,0 305,0 305,654 0,654">
          <text:p/>
        </draw:polygon>
        <draw:custom-shape draw:style-name="gr50" draw:text-style-name="P1" draw:layer="layout" svg:width="0.232cm" svg:height="0.16cm" draw:transform="rotate (1.5709708597201) translate (10.271cm 42.065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1" draw:layer="layout" svg:width="0.127cm" svg:height="0.127cm" svg:x="10.311cm" svg:y="41.69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347cm" svg:height="0.247cm" svg:x="10.939cm" svg:y="41.467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168cm" svg:height="0.079cm" svg:x="11.038cm" svg:y="41.551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9" draw:text-style-name="P1" draw:layer="layout" svg:width="0.2cm" svg:height="0.342cm" svg:x="11.126cm" svg:y="41.447cm" svg:viewBox="0 0 201 343" draw:points="0,0 201,0 201,343 0,343">
          <text:p/>
        </draw:polygon>
        <draw:custom-shape draw:style-name="gr50" draw:text-style-name="P1" draw:layer="layout" svg:width="0.154cm" svg:height="0.105cm" draw:transform="rotate (1.5709708597201) translate (11.107cm 41.758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1" draw:layer="layout" svg:width="0.083cm" svg:height="0.084cm" svg:x="11.267cm" svg:y="41.6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347cm" svg:height="0.247cm" svg:x="11.217cm" svg:y="41.825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0.168cm" svg:height="0.079cm" svg:x="11.316cm" svg:y="41.909cm">
          <text:p/>
          <draw:enhanced-geometry svg:viewBox="0 0 21600 21600" draw:mirror-vertical="tru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9" draw:text-style-name="P1" draw:layer="layout" svg:width="0.2cm" svg:height="0.431cm" svg:x="11.402cm" svg:y="41.682cm" svg:viewBox="0 0 201 432" draw:points="0,0 201,0 201,432 0,432">
          <text:p/>
        </draw:polygon>
        <draw:custom-shape draw:style-name="gr50" draw:text-style-name="P1" draw:layer="layout" svg:width="0.154cm" svg:height="0.105cm" draw:transform="rotate (1.5709708597201) translate (11.385cm 42.116cm)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1" draw:text-style-name="P1" draw:layer="layout" svg:width="0.083cm" svg:height="0.084cm" svg:x="11.435cm" svg:y="41.842cm">
          <text:p/>
          <draw:enhanced-geometry svg:viewBox="0 0 21600 21600" draw:type="rectangle" draw:enhanced-path="M 0 0 L 21600 0 21600 21600 0 21600 0 0 Z N"/>
        </draw:custom-shape>
        <draw:line draw:style-name="gr52" draw:text-style-name="P1" draw:layer="layout" svg:x1="11.601cm" svg:y1="41.568cm" svg:x2="10.976cm" svg:y2="42.063cm">
          <text:p/>
        </draw:line>
        <draw:custom-shape draw:style-name="gr53" draw:text-style-name="P1" draw:layer="layout" svg:width="5.08cm" svg:height="0.762cm" svg:x="7.731cm" svg:y="42.27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4.826cm" svg:height="0.508cm" svg:x="7.985cm" svg:y="42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draw:layer="layout" svg:width="4.445cm" svg:height="0.508cm" svg:x="8.239cm" svg:y="42.27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6" draw:layer="layout" svg:width="0.889cm" svg:height="0.508cm" svg:x="7.985cm" svg:y="42.275cm">
          <text:p text:style-name="P1"><text:span text:style-name="T13">0x3000</text:span></text:p>
          <draw:enhanced-geometry svg:viewBox="0 0 21600 21600" draw:type="rectangle" draw:enhanced-path="M 0 0 L 21600 0 21600 21600 0 21600 0 0 Z N"/>
        </draw:custom-shape>
        <draw:custom-shape draw:style-name="gr56" draw:text-style-name="P17" draw:layer="layout" svg:width="1.143cm" svg:height="0.508cm" svg:x="8.874cm" svg:y="42.275cm">
          <text:p text:style-name="P1"><text:span text:style-name="T14">0x5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7" draw:layer="layout" svg:width="2.794cm" svg:height="0.508cm" svg:x="10.017cm" svg:y="42.275cm">
          <text:p text:style-name="P1"><text:span text:style-name="T14">AND R0,R0,#0</text:span></text:p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1.27cm" svg:height="0.254cm" svg:x="7.731cm" svg:y="42.275cm">
          <text:p text:style-name="P1"><text:span text:style-name="T15">R0: 0x001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27cm" svg:height="0.254cm" svg:x="7.731cm" svg:y="42.529cm">
          <text:p text:style-name="P1"><text:span text:style-name="T15">R1: 0x100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27cm" svg:height="0.254cm" svg:x="9.001cm" svg:y="42.275cm">
          <text:p text:style-name="P1"><text:span text:style-name="T15">R2: 0x010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27cm" svg:height="0.254cm" svg:x="9.001cm" svg:y="42.529cm">
          <text:p text:style-name="P1"><text:span text:style-name="T15">R3: 0x1F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27cm" svg:height="0.254cm" svg:x="10.271cm" svg:y="42.529cm">
          <text:p text:style-name="P1"><text:span text:style-name="T15">R5: 0x110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27cm" svg:height="0.254cm" svg:x="11.541cm" svg:y="42.275cm">
          <text:p text:style-name="P1"><text:span text:style-name="T15">R6: 0x111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27cm" svg:height="0.254cm" svg:x="11.541cm" svg:y="42.529cm">
          <text:p text:style-name="P1"><text:span text:style-name="T15">R7: 0xFF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9" draw:layer="layout" svg:width="1.27cm" svg:height="0.254cm" svg:x="10.272cm" svg:y="42.276cm">
          <text:p text:style-name="P1"><text:span text:style-name="T15">R4: 0x10F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0" draw:layer="layout" svg:width="1.27cm" svg:height="0.254cm" svg:x="7.731cm" svg:y="42.783cm">
          <text:p text:style-name="P1"><text:span text:style-name="T16">PC: 0x30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0" draw:layer="layout" svg:width="1.27cm" svg:height="0.254cm" svg:x="9.001cm" svg:y="42.783cm">
          <text:p text:style-name="P1"><text:span text:style-name="T16">IR: 0x1F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6" draw:layer="layout" svg:width="1.27cm" svg:height="0.254cm" svg:x="10.271cm" svg:y="42.783cm">
          <text:p text:style-name="P1"><text:span text:style-name="T13">PSR: 0x110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0" draw:layer="layout" svg:width="1.27cm" svg:height="0.254cm" svg:x="11.541cm" svg:y="42.783cm">
          <text:p text:style-name="P1"><text:span text:style-name="T16">CC: 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0.254cm" svg:height="0.254cm" svg:x="7.858cm" svg:y="40.878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826cm" svg:height="0.508cm" svg:x="7.985cm" svg:y="31.9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508cm" svg:x="8.239cm" svg:y="31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826cm" svg:height="0.508cm" svg:x="7.985cm" svg:y="31.9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0.508cm" svg:x="8.239cm" svg:y="31.9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6" draw:layer="layout" svg:width="0.889cm" svg:height="0.508cm" svg:x="7.985cm" svg:y="31.988cm">
          <text:p text:style-name="P1"><text:span text:style-name="T13">0x3005</text:span>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1.143cm" svg:height="0.508cm" svg:x="8.874cm" svg:y="31.988cm">
          <text:p text:style-name="P1"><text:span text:style-name="T14">0x04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2.794cm" svg:height="0.508cm" svg:x="10.017cm" svg:y="31.988cm">
          <text:p text:style-name="P1"><text:span text:style-name="T14">BRz 0x3014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254cm" svg:height="0.254cm" svg:x="7.858cm" svg:y="32.877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draw:layer="layout" svg:width="4.826cm" svg:height="6.096cm" svg:x="3.159cm" svg:y="26.4cm">
          <text:p text:style-name="P2"><text:span text:style-name="T8">Hello, World!</text:span></text:p>
          <text:p text:style-name="P2"><text:span text:style-name="T8"/></text:p>
          <text:p text:style-name="P2"><text:span text:style-name="T8">This is a mockup of the LC-</text:span></text:p>
          <text:p text:style-name="P2"><text:span text:style-name="T9">→</text:span><text:span text:style-name="T8"> </text:span><text:span text:style-name="T8">3 simulator for mobile!</text:span></text:p>
          <text:p text:style-name="P2"><text:span text:style-name="T8"/></text:p>
          <text:p text:style-name="P2"><text:span text:style-name="T8">Enter a number: 3</text:span></text:p>
          <text:p text:style-name="P2"><text:span text:style-name="T8">You entered 3!</text:span></text:p>
          <text:p text:style-name="P2"><text:span text:style-name="T8">Enter another: 4</text:span></text:p>
          <text:p text:style-name="P2"><text:span text:style-name="T8">You entered 4!</text:span></text:p>
          <text:p text:style-name="P2"><text:span text:style-name="T8">Select an operation:</text:span></text:p>
          <text:p text:style-name="P2"><text:span text:style-name="T8">1. Multiply</text:span></text:p>
          <text:p text:style-name="P2"><text:span text:style-name="T8">2. Add</text:span></text:p>
          <text:p text:style-name="P2"><text:span text:style-name="T8"/></text:p>
          <text:p text:style-name="P2"><text:span text:style-name="T8">Choice: </text:span><text:span text:style-name="T9">__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4.699cm" svg:height="7.874cm" svg:x="3.032cm" svg:y="24.7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08cm" svg:height="1.016cm" svg:x="7.731cm" svg:y="25.3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08cm" svg:height="0.508cm" svg:x="7.731cm" svg:y="24.8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143cm" svg:height="0.508cm" svg:x="11.668cm" svg:y="24.876cm">
          <text:p text:style-name="P1"><text:span text:style-name="T7">7:11 PM 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254cm" svg:height="0.254cm" svg:x="7.858cm" svg:y="25.003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5.207cm" svg:height="0.381cm" svg:x="7.731cm" svg:y="48.37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0.254cm" svg:height="0.254cm" svg:x="8.286cm" svg:y="43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" draw:layer="layout" svg:width="2.032cm" svg:height="1.524cm" svg:x="10.271cm" svg:y="42.27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2.032cm" svg:height="0.762cm" svg:x="10.271cm" svg:y="42.275cm">
          <text:p text:style-name="P1"><text:span text:style-name="T10">Step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2.032cm" svg:height="0.762cm" svg:x="10.271cm" svg:y="43.037cm">
          <text:p text:style-name="P1"><text:span text:style-name="T10">Step 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" draw:layer="layout" svg:width="0.254cm" svg:height="0.127cm" draw:transform="rotate (-1.56695660244051) translate (8.112cm 43.16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508cm" svg:height="0.508cm" draw:transform="rotate (-1.5694000633933) translate (8.492cm 41.5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" draw:layer="layout" svg:width="0.508cm" svg:height="0.508cm" draw:transform="rotate (-1.5694000633933) translate (8.493cm 25.63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0.254cm" svg:height="0.254cm" svg:x="12.176cm" svg:y="25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0.254cm" svg:height="0.254cm" svg:x="12.176cm" svg:y="25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254cm" svg:height="0.254cm" svg:x="12.176cm" svg:y="26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1" draw:text-style-name="P1" draw:layer="layout" svg:width="0.122cm" svg:height="0.262cm" svg:x="9.138cm" svg:y="25.818cm" svg:viewBox="0 0 123 263" draw:points="120,16 123,171 32,263 0,232 76,155 73,0">
          <text:p/>
        </draw:polygon>
        <draw:polygon draw:style-name="gr31" draw:text-style-name="P1" draw:layer="layout" svg:width="0.262cm" svg:height="0.123cm" svg:x="9.175cm" svg:y="25.778cm" svg:viewBox="0 0 263 124" draw:points="16,123 171,124 263,31 231,0 155,77 0,76">
          <text:p/>
        </draw:polygon>
        <draw:polygon draw:style-name="gr31" draw:text-style-name="P1" draw:layer="layout" svg:width="0.262cm" svg:height="0.123cm" svg:x="8.983cm" svg:y="25.804cm" svg:viewBox="0 0 263 124" draw:points="246,1 91,0 0,92 32,124 108,47 263,48">
          <text:p/>
        </draw:polygon>
        <draw:polygon draw:style-name="gr31" draw:text-style-name="P1" draw:layer="layout" svg:width="0.122cm" svg:height="0.262cm" svg:x="9.16cm" svg:y="25.625cm" svg:viewBox="0 0 123 263" draw:points="3,247 0,92 91,0 123,31 47,108 50,263">
          <text:p/>
        </draw:polygon>
        <draw:polygon draw:style-name="gr31" draw:text-style-name="P1" draw:layer="layout" svg:width="0.152cm" svg:height="0.242cm" svg:x="9.219cm" svg:y="25.928cm" svg:viewBox="0 0 153 243" draw:points="44,0 153,112 153,243 109,242 109,133 0,21">
          <text:p/>
        </draw:polygon>
        <draw:polygon draw:style-name="gr31" draw:text-style-name="P1" draw:layer="layout" svg:width="0.243cm" svg:height="0.151cm" svg:x="9.286cm" svg:y="25.86cm" svg:viewBox="0 0 244 152" draw:points="0,44 113,152 244,150 243,106 134,108 20,0">
          <text:p/>
        </draw:polygon>
        <draw:polygon draw:style-name="gr31" draw:text-style-name="P1" draw:layer="layout" svg:width="0.167cm" svg:height="0.169cm" svg:x="9.193cm" svg:y="25.7cm" svg:viewBox="0 0 168 170" draw:points="168,34 35,170 0,136 134,0">
          <text:p/>
        </draw:polygon>
        <draw:polygon draw:style-name="gr31" draw:text-style-name="P1" draw:layer="layout" svg:width="0.167cm" svg:height="0.169cm" svg:x="9.059cm" svg:y="25.836cm" svg:viewBox="0 0 168 170" draw:points="168,34 35,170 0,136 134,0">
          <text:p/>
        </draw:polygon>
        <draw:custom-shape draw:style-name="gr32" draw:text-style-name="P1" draw:layer="layout" svg:width="0.192cm" svg:height="0.34cm" draw:transform="rotate (-2.34991130488516) translate (9.399cm 25.9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183cm" svg:height="0.098cm" draw:transform="rotate (-2.34991130488517) translate (9.434cm 25.93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ffcccc" draw:end-color="#dddddd" draw:start-intensity="100%" draw:end-intensity="100%" draw:angle="900" draw:border="0%"/>
    <draw:opacity draw:name="Transparency_20_13" draw:display-name="Transparency 13" draw:style="linear" draw:start="50%" draw:end="100%" draw:angle="0" draw:border="0%"/>
    <draw:opacity draw:name="Transparency_20_7" draw:display-name="Transparency 7" draw:style="linear" draw:start="75%" draw:end="100%" draw:angle="900" draw:border="0%"/>
    <draw:opacity draw:name="Transparency_20_9" draw:display-name="Transparency 9" draw:style="linear" draw:start="100%" draw:end="85%" draw:angle="9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16:33:11.933000000</meta:creation-date>
    <dc:date>2014-11-30T15:10:04.589000000</dc:date>
    <meta:editing-duration>P1DT16H57M45S</meta:editing-duration>
    <meta:editing-cycles>44</meta:editing-cycles>
    <meta:generator>LibreOffice/4.2.0.4$Windows_x86 LibreOffice_project/05dceb5d363845f2cf968344d7adab8dcfb2ba71</meta:generator>
    <meta:document-statistic meta:object-count="421"/>
  </office:meta>
</office:document-meta>
</file>